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9" table:number-rows-spanned="1">
            <text:p>North Course</text:p>
          </table:table-cell>
          <table:covered-table-cell table:number-columns-repeated="8"/>
        </table:table-row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48162">
            <text:p>44.48162</text:p>
          </table:table-cell>
          <table:table-cell table:formula="of:=[.B3]+[.C3]/60+[.D3]/3600" office:value-type="float" office:value="42.6790226722222">
            <text:p>42.679022672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4174">
            <text:p>43.74174</text:p>
          </table:table-cell>
          <table:table-cell table:formula="of:=-([.F3]+[.G3]/60+[.H3]/3600)" office:value-type="float" office:value="-83.1954838166667">
            <text:p>-83.1954838166667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61216">
            <text:p>44.61216</text:p>
          </table:table-cell>
          <table:table-cell table:formula="of:=[.B4]+[.C4]/60+[.D4]/3600" office:value-type="float" office:value="42.6790589333333">
            <text:p>42.6790589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06365">
            <text:p>41.06365</text:p>
          </table:table-cell>
          <table:table-cell table:formula="of:=-([.F4]+[.G4]/60+[.H4]/3600)" office:value-type="float" office:value="-83.1947399027778">
            <text:p>-83.1947399027778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90512">
            <text:p>43.90512</text:p>
          </table:table-cell>
          <table:table-cell table:formula="of:=[.B5]+[.C5]/60+[.D5]/3600" office:value-type="float" office:value="42.6788625333333">
            <text:p>42.6788625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723">
            <text:p>41.93723</text:p>
          </table:table-cell>
          <table:table-cell table:formula="of:=-([.F5]+[.G5]/60+[.H5]/3600)" office:value-type="float" office:value="-83.1949825638889">
            <text:p>-83.1949825638889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49221">
            <text:p>43.49221</text:p>
          </table:table-cell>
          <table:table-cell table:formula="of:=[.B6]+[.C6]/60+[.D6]/3600" office:value-type="float" office:value="42.6787478361111">
            <text:p>42.678747836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61341">
            <text:p>42.61341</text:p>
          </table:table-cell>
          <table:table-cell table:formula="of:=-([.F6]+[.G6]/60+[.H6]/3600)" office:value-type="float" office:value="-83.1951703916667">
            <text:p>-83.1951703916667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93231">
            <text:p>42.93231</text:p>
          </table:table-cell>
          <table:table-cell table:formula="of:=[.B7]+[.C7]/60+[.D7]/3600" office:value-type="float" office:value="42.6785923083333">
            <text:p>42.6785923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78">
            <text:p>43.75978</text:p>
          </table:table-cell>
          <table:table-cell table:formula="of:=-([.F7]+[.G7]/60+[.H7]/3600)" office:value-type="float" office:value="-83.1954888277778">
            <text:p>-83.1954888277778</text:p>
          </table:table-cell>
        </table:table-row>
        <table:table-row table:style-name="ro1">
          <table:table-cell table:style-name="ce1" office:value-type="string" table:number-columns-spanned="9" table:number-rows-spanned="1">
            <text:p>South Course</text:p>
          </table:table-cell>
          <table:covered-table-cell table:number-columns-repeated="8"/>
        </table:table-row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48162">
            <text:p>44.48162</text:p>
          </table:table-cell>
          <table:table-cell table:formula="of:=[.B10]+[.C10]/60+[.D10]/3600" office:value-type="float" office:value="42.6790226722222">
            <text:p>42.679022672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4174">
            <text:p>43.74174</text:p>
          </table:table-cell>
          <table:table-cell table:formula="of:=-([.F10]+[.G10]/60+[.H10]/3600)" office:value-type="float" office:value="-83.1954838166667">
            <text:p>-83.1954838166667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88019">
            <text:p>43.88019</text:p>
          </table:table-cell>
          <table:table-cell table:formula="of:=[.B11]+[.C11]/60+[.D11]/3600" office:value-type="float" office:value="42.6788556083333">
            <text:p>42.6788556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5943">
            <text:p>42.5943</text:p>
          </table:table-cell>
          <table:table-cell table:formula="of:=-([.F11]+[.G11]/60+[.H11]/3600)" office:value-type="float" office:value="-83.1951650833333">
            <text:p>-83.195165083333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51457">
            <text:p>43.51457</text:p>
          </table:table-cell>
          <table:table-cell table:formula="of:=[.B12]+[.C12]/60+[.D12]/3600" office:value-type="float" office:value="42.6787540472222">
            <text:p>42.678754047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2479">
            <text:p>41.92479</text:p>
          </table:table-cell>
          <table:table-cell table:formula="of:=-([.F12]+[.G12]/60+[.H12]/3600)" office:value-type="float" office:value="-83.1949791083333">
            <text:p>-83.1949791083333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9834">
            <text:p>42.9834</text:p>
          </table:table-cell>
          <table:table-cell table:formula="of:=[.B13]+[.C13]/60+[.D13]/3600" office:value-type="float" office:value="42.6786065">
            <text:p>42.67860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16428">
            <text:p>41.16428</text:p>
          </table:table-cell>
          <table:table-cell table:formula="of:=-([.F13]+[.G13]/60+[.H13]/3600)" office:value-type="float" office:value="-83.1947678555556">
            <text:p>-83.1947678555556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93231">
            <text:p>42.93231</text:p>
          </table:table-cell>
          <table:table-cell table:formula="of:=[.B14]+[.C14]/60+[.D14]/3600" office:value-type="float" office:value="42.6785923083333">
            <text:p>42.6785923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78">
            <text:p>43.75978</text:p>
          </table:table-cell>
          <table:table-cell table:formula="of:=-([.F14]+[.G14]/60+[.H14]/3600)" office:value-type="float" office:value="-83.1954888277778">
            <text:p>-83.19548882777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6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23:27:05</meta:creation-date>
    <meta:editing-duration>PT07H43M50S</meta:editing-duration>
    <meta:editing-cycles>6</meta:editing-cycles>
    <meta:generator>OpenOffice.org/3.2$Linux OpenOffice.org_project/320m12$Build-9483</meta:generator>
    <dc:date>2011-06-06T16:33:59</dc:date>
    <dc:creator>Robot </dc:creator>
    <meta:document-statistic meta:table-count="3" meta:cell-count="98" meta:object-count="0"/>
  </office:meta>
</office:document-meta>
</file>